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rsid="0005aa70" officeooo:paragraph-rsid="0005aa7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1. overview.png - Interfaccia principale con chat attiva</text:p>
      <text:p text:style-name="P1"><text:s text:c="2"/>2. sidebar-collapsed.png - Sidebar collassata con pulsante reopen visibile</text:p>
      <text:p text:style-name="P1"><text:s text:c="2"/>3. model-hub.png - Tab Hub Search con risultati modelli</text:p>
      <text:p text:style-name="P1"><text:s text:c="2"/>4. model-download.png - Progress bar durante download modello</text:p>
      <text:p text:style-name="P1"><text:s text:c="2"/>5. web-search.png - Messaggio con badge "Web Enhanced" e fonti</text:p>
      <text:p text:style-name="P1"><text:s text:c="2"/>6. mcp-tools.png - Lista server MCP con toggle</text:p>
      <text:p text:style-name="P1"><text:s text:c="2"/>7. mcp-execution.png - Indicatore tool execution in chat</text:p>
      <text:p text:style-name="P1"><text:s text:c="2"/>8. attachments.png - Preview allegati nella chat</text:p>
      <text:p text:style-name="P1">9. system-prompts.png - Modal configurazione prompt base</text:p>
      <text:p text:style-name="P2">10 <text:s/>mcp-toggle-off.jpg - Sezione MCP Servers con toggle OFF (solo titolo visibile)</text:p>
      <text:p text:style-name="P2"><text:s/>11 mcp-toggle-on.jpg - Sezione MCP Servers con toggle ON (server espansi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 Sans" fo:font-size="16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6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20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olo Dalprato</meta:initial-creator>
    <meta:creation-date>2025-12-14T00:02:04.971443300</meta:creation-date>
    <dc:date>2025-12-14T02:55:06.198068400</dc:date>
    <dc:creator>Paolo Dalprato</dc:creator>
    <meta:editing-duration>PT2H42M49S</meta:editing-duration>
    <meta:editing-cycles>1</meta:editing-cycles>
    <meta:document-statistic meta:table-count="0" meta:image-count="0" meta:object-count="0" meta:page-count="1" meta:paragraph-count="11" meta:word-count="97" meta:character-count="685" meta:non-whitespace-character-count="582"/>
    <meta:generator>LibreOffice/25.8.3.2$Windows_X86_64 LibreOffice_project/8ca8d55c161d602844f5428fa4b58097424e324e</meta:generator>
  </office:meta>
</office:document-meta>
</file>